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9.01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dex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>
            <text:p>name</text:p>
          </table:table-cell>
          <table:table-cell office:value-type="string">
            <text:p>Animalia_Familia_Subfamilia_Triba_Subtriba_Species</text:p>
          </table:table-cell>
        </table:table-row>
        <table:table-row table:style-name="ro1">
          <table:table-cell office:value-type="string">
            <text:p>description</text:p>
          </table:table-cell>
          <table:table-cell office:value-type="string">
            <text:p>Description of new tree</text:p>
          </table:table-cell>
        </table:table-row>
        <table:table-row table:style-name="ro1">
          <table:table-cell office:value-type="string">
            <text:p>author</text:p>
          </table:table-cell>
          <table:table-cell office:value-type="string">
            <text:p>Author</text:p>
          </table:table-cell>
        </table:table-row>
        <table:table-row table:style-name="ro1">
          <table:table-cell office:value-type="string">
            <text:p>rank</text:p>
          </table:table-cell>
          <table:table-cell office:value-type="string">
            <text:p>family</text:p>
          </table:table-cell>
        </table:table-row>
        <table:table-row table:style-name="ro1">
          <table:table-cell office:value-type="string">
            <text:p>pseudonym</text:p>
          </table:table-cell>
          <table:table-cell office:value-type="string">
            <text:p>семейство</text:p>
          </table:table-cell>
        </table:table-row>
      </table:table>
      <table:table table:name="content" table:style-name="ta1" table:print="false">
        <table:table-column table:style-name="co1" table:number-columns-repeated="2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Порядковый номер таксона</text:p>
          </table:table-cell>
        </table:table-row>
        <table:table-row table:style-name="ro1">
          <table:table-cell office:value-type="string">
            <text:p>name</text:p>
          </table:table-cell>
          <table:table-cell office:value-type="string">
            <text:p>Научное название таксона</text:p>
          </table:table-cell>
        </table:table-row>
        <table:table-row table:style-name="ro1">
          <table:table-cell office:value-type="string">
            <text:p>original</text:p>
          </table:table-cell>
          <table:table-cell office:value-type="string">
            <text:p>Оригинальное научное название таксона (по описанию)</text:p>
          </table:table-cell>
        </table:table-row>
        <table:table-row table:style-name="ro1">
          <table:table-cell office:value-type="string">
            <text:p>autor</text:p>
          </table:table-cell>
          <table:table-cell office:value-type="string">
            <text:p>Автор научного названия (полностью - Ivanon, 2000)</text:p>
          </table:table-cell>
        </table:table-row>
        <table:table-row table:style-name="ro1">
          <table:table-cell office:value-type="string">
            <text:p>aut_abbr</text:p>
          </table:table-cell>
          <table:table-cell office:value-type="string">
            <text:p>Автор научного названия (сокращение - Iv.)</text:p>
          </table:table-cell>
        </table:table-row>
        <table:table-row table:style-name="ro1">
          <table:table-cell office:value-type="string">
            <text:p>pseudonym</text:p>
          </table:table-cell>
          <table:table-cell office:value-type="string">
            <text:p>Национальное (народное) название таксона</text:p>
          </table:table-cell>
        </table:table-row>
        <table:table-row table:style-name="ro1">
          <table:table-cell office:value-type="string">
            <text:p>description</text:p>
          </table:table-cell>
          <table:table-cell office:value-type="string">
            <text:p>Произвольное описание таксона</text:p>
          </table:table-cell>
        </table:table-row>
        <table:table-row table:style-name="ro1">
          <table:table-cell office:value-type="string">
            <text:p>frequency</text:p>
          </table:table-cell>
          <table:table-cell office:value-type="string">
            <text:p>Частота встречаемости таксона</text:p>
          </table:table-cell>
        </table:table-row>
        <table:table-row table:style-name="ro1">
          <table:table-cell office:value-type="string">
            <text:p>inhabit</text:p>
          </table:table-cell>
          <table:table-cell office:value-type="string">
            <text:p>Характер обитания таксона (постоянно, пролетный и т.п.)</text:p>
          </table:table-cell>
        </table:table-row>
        <table:table-row table:style-name="ro1">
          <table:table-cell office:value-type="string">
            <text:p>distribution</text:p>
          </table:table-cell>
          <table:table-cell office:value-type="string">
            <text:p>Распространение таксона</text:p>
          </table:table-cell>
        </table:table-row>
        <table:table-row table:style-name="ro1">
          <table:table-cell office:value-type="string">
            <text:p>phenology</text:p>
          </table:table-cell>
          <table:table-cell office:value-type="string">
            <text:p>Фенология таксона</text:p>
          </table:table-cell>
        </table:table-row>
        <table:table-row table:style-name="ro1">
          <table:table-cell office:value-type="string">
            <text:p>ecology</text:p>
          </table:table-cell>
          <table:table-cell office:value-type="string">
            <text:p>Экологические особенности таксона</text:p>
          </table:table-cell>
        </table:table-row>
        <table:table-row table:style-name="ro1">
          <table:table-cell office:value-type="string">
            <text:p>biology</text:p>
          </table:table-cell>
          <table:table-cell office:value-type="string">
            <text:p>Биологические особенности таксона</text:p>
          </table:table-cell>
        </table:table-row>
      </table:table>
      <table:table table:name="content synonym" table:style-name="ta1" table:print="false">
        <table:table-column table:style-name="co1" table:number-columns-repeated="2" table:default-cell-style-name="Default"/>
        <table:table-row table:style-name="ro1">
          <table:table-cell office:value-type="string">
            <text:p>name</text:p>
          </table:table-cell>
          <table:table-cell office:value-type="string">
            <text:p>Полное написание синонимичного названия (Herba vulgaris)</text:p>
          </table:table-cell>
        </table:table-row>
        <table:table-row table:style-name="ro1">
          <table:table-cell office:value-type="string">
            <text:p>abbreviation</text:p>
          </table:table-cell>
          <table:table-cell office:value-type="string">
            <text:p>Сокращенное написание синонимичного названия (H. vulgaris, vulgaris)</text:p>
          </table:table-cell>
        </table:table-row>
        <table:table-row table:style-name="ro1">
          <table:table-cell office:value-type="string">
            <text:p>autor</text:p>
          </table:table-cell>
          <table:table-cell office:value-type="string">
            <text:p>Автор синонимичного названия (полностью - Ivanon, 2000)</text:p>
          </table:table-cell>
        </table:table-row>
        <table:table-row table:style-name="ro1">
          <table:table-cell office:value-type="string">
            <text:p>aut_abbr</text:p>
          </table:table-cell>
          <table:table-cell office:value-type="string">
            <text:p>Автор синонимичного научного названия (сокращение - Iv.)</text:p>
          </table:table-cell>
        </table:table-row>
        <table:table-row table:style-name="ro1">
          <table:table-cell office:value-type="string">
            <text:p>synonymy</text:p>
          </table:table-cell>
          <table:table-cell office:value-type="string">
            <text:p>Автор синонимии (библиографическая ссылка - Сидорович, 2005)</text:p>
          </table:table-cell>
        </table:table-row>
      </table:table>
      <table:table table:name="family" table:style-name="ta1" table:print="false">
        <table:table-column table:style-name="co1" table:number-columns-repeated="13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name</text:p>
          </table:table-cell>
          <table:table-cell office:value-type="string">
            <text:p>original</text:p>
          </table:table-cell>
          <table:table-cell office:value-type="string">
            <text:p>autor</text:p>
          </table:table-cell>
          <table:table-cell office:value-type="string">
            <text:p>aut_abbr</text:p>
          </table:table-cell>
          <table:table-cell office:value-type="string">
            <text:p>pseudonym</text:p>
          </table:table-cell>
          <table:table-cell office:value-type="string">
            <text:p>description</text:p>
          </table:table-cell>
          <table:table-cell office:value-type="string">
            <text:p>frequency</text:p>
          </table:table-cell>
          <table:table-cell office:value-type="string">
            <text:p>inhabit</text:p>
          </table:table-cell>
          <table:table-cell office:value-type="string">
            <text:p>distribution</text:p>
          </table:table-cell>
          <table:table-cell office:value-type="string">
            <text:p>phenology</text:p>
          </table:table-cell>
          <table:table-cell office:value-type="string">
            <text:p>ecology</text:p>
          </table:table-cell>
          <table:table-cell office:value-type="string">
            <text:p>biology</text:p>
          </table:table-cell>
        </table:table-row>
      </table:table>
      <table:table table:name="family synonym" table:style-name="ta1" table:print="false">
        <table:table-column table:style-name="co1" table:number-columns-repeated="6" table:default-cell-style-name="Default"/>
        <table:table-row table:style-name="ro1">
          <table:table-cell table:number-columns-repeated="2" office:value-type="string">
            <text:p>name</text:p>
          </table:table-cell>
          <table:table-cell office:value-type="string">
            <text:p>abbreviation</text:p>
          </table:table-cell>
          <table:table-cell office:value-type="string">
            <text:p>autor</text:p>
          </table:table-cell>
          <table:table-cell office:value-type="string">
            <text:p>aut_abbr</text:p>
          </table:table-cell>
          <table:table-cell office:value-type="string">
            <text:p>synonymy</text:p>
          </table:table-cell>
        </table:table-row>
      </table:table>
      <table:table table:name="ranks" table:style-name="ta1" table:print="false">
        <table:table-column table:style-name="co1" table:number-columns-repeated="3" table:default-cell-style-name="Default"/>
        <table:table-row table:style-name="ro1">
          <table:table-cell office:value-type="string">
            <text:p>taxons</text:p>
          </table:table-cell>
          <table:table-cell office:value-type="string">
            <text:p>taxon</text:p>
          </table:table-cell>
          <table:table-cell office:value-type="string">
            <text:p>pseudonym</text:p>
          </table:table-cell>
        </table:table-row>
        <table:table-row table:style-name="ro1">
          <table:table-cell/>
          <table:table-cell office:value-type="string">
            <text:p>family</text:p>
          </table:table-cell>
          <table:table-cell office:value-type="string">
            <text:p>семейство</text:p>
          </table:table-cell>
        </table:table-row>
        <table:table-row table:style-name="ro1">
          <table:table-cell office:value-type="string">
            <text:p>subfamilies</text:p>
          </table:table-cell>
          <table:table-cell office:value-type="string">
            <text:p>subfamily</text:p>
          </table:table-cell>
          <table:table-cell office:value-type="string">
            <text:p>подсемейство</text:p>
          </table:table-cell>
        </table:table-row>
        <table:table-row table:style-name="ro1">
          <table:table-cell office:value-type="string">
            <text:p>tribes</text:p>
          </table:table-cell>
          <table:table-cell office:value-type="string">
            <text:p>tribe</text:p>
          </table:table-cell>
          <table:table-cell office:value-type="string">
            <text:p>триба</text:p>
          </table:table-cell>
        </table:table-row>
        <table:table-row table:style-name="ro1">
          <table:table-cell office:value-type="string">
            <text:p>subtribes</text:p>
          </table:table-cell>
          <table:table-cell office:value-type="string">
            <text:p>subtribe</text:p>
          </table:table-cell>
          <table:table-cell office:value-type="string">
            <text:p>подтриба</text:p>
          </table:table-cell>
        </table:table-row>
        <table:table-row table:style-name="ro1">
          <table:table-cell office:value-type="string">
            <text:p>species</text:p>
          </table:table-cell>
          <table:table-cell office:value-type="string">
            <text:p>sp.</text:p>
          </table:table-cell>
          <table:table-cell office:value-type="string">
            <text:p>вид</text:p>
          </table:table-cell>
        </table:table-row>
      </table:table>
      <table:table table:name="subfamilies" table:style-name="ta1" table:print="false">
        <table:table-column table:style-name="co1" table:number-columns-repeated="15" table:default-cell-style-name="Default"/>
        <table:table-row table:style-name="ro1">
          <table:table-cell office:value-type="string">
            <text:p>p_rank</text:p>
          </table:table-cell>
          <table:table-cell office:value-type="string">
            <text:p>parent</text:p>
          </table:table-cell>
          <table:table-cell office:value-type="string">
            <text:p>ID</text:p>
          </table:table-cell>
          <table:table-cell office:value-type="string">
            <text:p>name</text:p>
          </table:table-cell>
          <table:table-cell office:value-type="string">
            <text:p>original</text:p>
          </table:table-cell>
          <table:table-cell office:value-type="string">
            <text:p>autor</text:p>
          </table:table-cell>
          <table:table-cell office:value-type="string">
            <text:p>aut_abbr</text:p>
          </table:table-cell>
          <table:table-cell office:value-type="string">
            <text:p>pseudonym</text:p>
          </table:table-cell>
          <table:table-cell office:value-type="string">
            <text:p>description</text:p>
          </table:table-cell>
          <table:table-cell office:value-type="string">
            <text:p>frequency</text:p>
          </table:table-cell>
          <table:table-cell office:value-type="string">
            <text:p>inhabit</text:p>
          </table:table-cell>
          <table:table-cell office:value-type="string">
            <text:p>distribution</text:p>
          </table:table-cell>
          <table:table-cell office:value-type="string">
            <text:p>phenology</text:p>
          </table:table-cell>
          <table:table-cell office:value-type="string">
            <text:p>ecology</text:p>
          </table:table-cell>
          <table:table-cell office:value-type="string">
            <text:p>biology</text:p>
          </table:table-cell>
        </table:table-row>
      </table:table>
      <table:table table:name="subfamilies synonym" table:style-name="ta1" table:print="false">
        <table:table-column table:style-name="co1" table:number-columns-repeated="6" table:default-cell-style-name="Default"/>
        <table:table-row table:style-name="ro1">
          <table:table-cell office:value-type="string">
            <text:p>subfamily</text:p>
          </table:table-cell>
          <table:table-cell office:value-type="string">
            <text:p>name</text:p>
          </table:table-cell>
          <table:table-cell office:value-type="string">
            <text:p>abbreviation</text:p>
          </table:table-cell>
          <table:table-cell office:value-type="string">
            <text:p>autor</text:p>
          </table:table-cell>
          <table:table-cell office:value-type="string">
            <text:p>aut_abbr</text:p>
          </table:table-cell>
          <table:table-cell office:value-type="string">
            <text:p>synonymy</text:p>
          </table:table-cell>
        </table:table-row>
      </table:table>
      <table:table table:name="tribes" table:style-name="ta1" table:print="false">
        <table:table-column table:style-name="co1" table:number-columns-repeated="15" table:default-cell-style-name="Default"/>
        <table:table-row table:style-name="ro1">
          <table:table-cell office:value-type="string">
            <text:p>p_rank</text:p>
          </table:table-cell>
          <table:table-cell office:value-type="string">
            <text:p>parent</text:p>
          </table:table-cell>
          <table:table-cell office:value-type="string">
            <text:p>ID</text:p>
          </table:table-cell>
          <table:table-cell office:value-type="string">
            <text:p>name</text:p>
          </table:table-cell>
          <table:table-cell office:value-type="string">
            <text:p>original</text:p>
          </table:table-cell>
          <table:table-cell office:value-type="string">
            <text:p>autor</text:p>
          </table:table-cell>
          <table:table-cell office:value-type="string">
            <text:p>aut_abbr</text:p>
          </table:table-cell>
          <table:table-cell office:value-type="string">
            <text:p>pseudonym</text:p>
          </table:table-cell>
          <table:table-cell office:value-type="string">
            <text:p>description</text:p>
          </table:table-cell>
          <table:table-cell office:value-type="string">
            <text:p>frequency</text:p>
          </table:table-cell>
          <table:table-cell office:value-type="string">
            <text:p>inhabit</text:p>
          </table:table-cell>
          <table:table-cell office:value-type="string">
            <text:p>distribution</text:p>
          </table:table-cell>
          <table:table-cell office:value-type="string">
            <text:p>phenology</text:p>
          </table:table-cell>
          <table:table-cell office:value-type="string">
            <text:p>ecology</text:p>
          </table:table-cell>
          <table:table-cell office:value-type="string">
            <text:p>biology</text:p>
          </table:table-cell>
        </table:table-row>
      </table:table>
      <table:table table:name="tribes synonym" table:style-name="ta1" table:print="false">
        <table:table-column table:style-name="co1" table:number-columns-repeated="6" table:default-cell-style-name="Default"/>
        <table:table-row table:style-name="ro1">
          <table:table-cell office:value-type="string">
            <text:p>tribe</text:p>
          </table:table-cell>
          <table:table-cell office:value-type="string">
            <text:p>name</text:p>
          </table:table-cell>
          <table:table-cell office:value-type="string">
            <text:p>abbreviation</text:p>
          </table:table-cell>
          <table:table-cell office:value-type="string">
            <text:p>autor</text:p>
          </table:table-cell>
          <table:table-cell office:value-type="string">
            <text:p>aut_abbr</text:p>
          </table:table-cell>
          <table:table-cell office:value-type="string">
            <text:p>synonymy</text:p>
          </table:table-cell>
        </table:table-row>
      </table:table>
      <table:table table:name="subtribes" table:style-name="ta1" table:print="false">
        <table:table-column table:style-name="co1" table:number-columns-repeated="15" table:default-cell-style-name="Default"/>
        <table:table-row table:style-name="ro1">
          <table:table-cell office:value-type="string">
            <text:p>p_rank</text:p>
          </table:table-cell>
          <table:table-cell office:value-type="string">
            <text:p>parent</text:p>
          </table:table-cell>
          <table:table-cell office:value-type="string">
            <text:p>ID</text:p>
          </table:table-cell>
          <table:table-cell office:value-type="string">
            <text:p>name</text:p>
          </table:table-cell>
          <table:table-cell office:value-type="string">
            <text:p>original</text:p>
          </table:table-cell>
          <table:table-cell office:value-type="string">
            <text:p>autor</text:p>
          </table:table-cell>
          <table:table-cell office:value-type="string">
            <text:p>aut_abbr</text:p>
          </table:table-cell>
          <table:table-cell office:value-type="string">
            <text:p>pseudonym</text:p>
          </table:table-cell>
          <table:table-cell office:value-type="string">
            <text:p>description</text:p>
          </table:table-cell>
          <table:table-cell office:value-type="string">
            <text:p>frequency</text:p>
          </table:table-cell>
          <table:table-cell office:value-type="string">
            <text:p>inhabit</text:p>
          </table:table-cell>
          <table:table-cell office:value-type="string">
            <text:p>distribution</text:p>
          </table:table-cell>
          <table:table-cell office:value-type="string">
            <text:p>phenology</text:p>
          </table:table-cell>
          <table:table-cell office:value-type="string">
            <text:p>ecology</text:p>
          </table:table-cell>
          <table:table-cell office:value-type="string">
            <text:p>biology</text:p>
          </table:table-cell>
        </table:table-row>
      </table:table>
      <table:table table:name="subtribes synonym" table:style-name="ta1" table:print="false">
        <table:table-column table:style-name="co1" table:number-columns-repeated="6" table:default-cell-style-name="Default"/>
        <table:table-row table:style-name="ro1">
          <table:table-cell office:value-type="string">
            <text:p>subtribe</text:p>
          </table:table-cell>
          <table:table-cell office:value-type="string">
            <text:p>name</text:p>
          </table:table-cell>
          <table:table-cell office:value-type="string">
            <text:p>abbreviation</text:p>
          </table:table-cell>
          <table:table-cell office:value-type="string">
            <text:p>autor</text:p>
          </table:table-cell>
          <table:table-cell office:value-type="string">
            <text:p>aut_abbr</text:p>
          </table:table-cell>
          <table:table-cell office:value-type="string">
            <text:p>synonymy</text:p>
          </table:table-cell>
        </table:table-row>
      </table:table>
      <table:table table:name="species" table:style-name="ta1" table:print="false">
        <table:table-column table:style-name="co1" table:number-columns-repeated="15" table:default-cell-style-name="Default"/>
        <table:table-row table:style-name="ro1">
          <table:table-cell office:value-type="string">
            <text:p>p_rank</text:p>
          </table:table-cell>
          <table:table-cell office:value-type="string">
            <text:p>parent</text:p>
          </table:table-cell>
          <table:table-cell office:value-type="string">
            <text:p>ID</text:p>
          </table:table-cell>
          <table:table-cell office:value-type="string">
            <text:p>name</text:p>
          </table:table-cell>
          <table:table-cell office:value-type="string">
            <text:p>original</text:p>
          </table:table-cell>
          <table:table-cell office:value-type="string">
            <text:p>autor</text:p>
          </table:table-cell>
          <table:table-cell office:value-type="string">
            <text:p>aut_abbr</text:p>
          </table:table-cell>
          <table:table-cell office:value-type="string">
            <text:p>pseudonym</text:p>
          </table:table-cell>
          <table:table-cell office:value-type="string">
            <text:p>description</text:p>
          </table:table-cell>
          <table:table-cell office:value-type="string">
            <text:p>frequency</text:p>
          </table:table-cell>
          <table:table-cell office:value-type="string">
            <text:p>inhabit</text:p>
          </table:table-cell>
          <table:table-cell office:value-type="string">
            <text:p>distribution</text:p>
          </table:table-cell>
          <table:table-cell office:value-type="string">
            <text:p>phenology</text:p>
          </table:table-cell>
          <table:table-cell office:value-type="string">
            <text:p>ecology</text:p>
          </table:table-cell>
          <table:table-cell office:value-type="string">
            <text:p>biology</text:p>
          </table:table-cell>
        </table:table-row>
      </table:table>
      <table:table table:name="species synonym" table:style-name="ta1" table:print="false">
        <table:table-column table:style-name="co1" table:number-columns-repeated="6" table:default-cell-style-name="Default"/>
        <table:table-row table:style-name="ro1">
          <table:table-cell office:value-type="string">
            <text:p>sp.</text:p>
          </table:table-cell>
          <table:table-cell office:value-type="string">
            <text:p>name</text:p>
          </table:table-cell>
          <table:table-cell office:value-type="string">
            <text:p>abbreviation</text:p>
          </table:table-cell>
          <table:table-cell office:value-type="string">
            <text:p>autor</text:p>
          </table:table-cell>
          <table:table-cell office:value-type="string">
            <text:p>aut_abbr</text:p>
          </table:table-cell>
          <table:table-cell office:value-type="string">
            <text:p>synonymy</text:p>
          </table:table-cell>
        </table:table-row>
      </table:table>
      <table:table table:name="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es" fo:country="E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25">25.08.2014</text:date>, <text:time>19:31:31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1$Win32 OpenOffice.org_project/401m5$Build-9714</meta:generator>
    <meta:creation-date>2014-08-25T20:25:01</meta:creation-date>
    <dc:date>2014-08-25T19:31:31.64</dc:date>
    <dc:language>es-ES</dc:language>
    <meta:editing-cycles>4</meta:editing-cycles>
    <meta:editing-duration>PT35S</meta:editing-duration>
    <dc:creator>Konstantin Grebennikov</dc:creator>
    <meta:document-statistic meta:table-count="15" meta:cell-count="166" meta:object-count="0"/>
    <meta:user-defined meta:name="Info 1"/>
    <meta:user-defined meta:name="Info 2"/>
    <meta:user-defined meta:name="Info 3"/>
    <meta:user-defined meta:name="Info 4"/>
  </office:meta>
</office:document-meta>
</file>